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5.85cm"/>
      <style:paragraph-properties style:writing-mode="lr-tb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2.29cm" fo:min-width="5.851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655cm" fo:min-width="4.89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stroke="dash" draw:stroke-dash="Dash" draw:marker-end="Arrowheads_20_5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35cm" svg:height="1.905cm" svg:x="1.635cm" svg:y="1.952cm">
          <text:p text:style-name="P1">sequoia-openpgp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351cm" svg:height="2.54cm" svg:x="1.634cm" svg:y="7.35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8cm" svg:height="1.905cm" svg:x="14.652cm" svg:y="1.952cm">
          <text:p text:style-name="P1">openpgp-car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98cm" svg:height="1.905cm" svg:x="14.652cm" svg:y="4.81cm">
          <text:p text:style-name="P1">pks-openpgp-card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5.715cm" svg:height="1.905cm" svg:x="5.127cm" svg:y="4.81cm">
          <text:p text:style-name="P1">sequoia-net/pks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4.809cm" svg:y1="7.35cm" svg:x2="4.81cm" svg:y2="3.857cm" draw:start-shape="id1" draw:start-glue-point="0" draw:end-shape="id2" draw:end-glue-point="2" svg:d="M4809 7350l1-3493" svg:viewBox="0 0 2 3494">
          <text:p/>
        </draw:connector>
        <draw:connector draw:style-name="gr6" draw:text-style-name="P4" draw:layer="layout" draw:type="line" svg:x1="4.809cm" svg:y1="7.35cm" svg:x2="7.984cm" svg:y2="6.715cm" draw:start-shape="id1" draw:start-glue-point="0" draw:end-shape="id3" draw:end-glue-point="2" svg:d="M4809 7350l3175-635" svg:viewBox="0 0 3176 636">
          <text:p/>
        </draw:connector>
        <draw:connector draw:style-name="gr7" draw:text-style-name="P4" draw:layer="layout" draw:type="line" svg:x1="7.984cm" svg:y1="4.81cm" svg:x2="4.81cm" svg:y2="3.857cm" draw:start-shape="id3" draw:start-glue-point="0" draw:end-shape="id2" draw:end-glue-point="2" svg:d="M7984 4810l-3174-953" svg:viewBox="0 0 3175 954">
          <text:p/>
        </draw:connector>
        <draw:line draw:style-name="gr8" draw:text-style-name="P4" draw:layer="layout" svg:x1="17.827cm" svg:y1="4.81cm" svg:x2="17.827cm" svg:y2="3.857cm">
          <text:p/>
        </draw:line>
        <draw:line draw:style-name="gr9" draw:text-style-name="P4" draw:layer="layout" svg:x1="10.842cm" svg:y1="5.762cm" svg:x2="14.652cm" svg:y2="5.762cm">
          <text:p text:style-name="P1">HTTP</text:p>
          <text:p text:style-name="P1"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6T13:26:06.115941935</meta:creation-date>
    <dc:date>2022-01-26T13:31:11.881617923</dc:date>
    <meta:editing-duration>PT5M6S</meta:editing-duration>
    <meta:editing-cycles>1</meta:editing-cycles>
    <meta:document-statistic meta:object-count="10"/>
    <meta:generator>LibreOffice/7.2.5.2.0$Linux_X86_64 LibreOffice_project/20$Build-2</meta:generator>
  </office:meta>
</office:document-meta>
</file>